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050000L" svg:font-family="D050000L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tarSymbol" svg:font-family="StarSymbol"/>
  </office:font-face-decls>
  <office:automatic-styles>
    <style:style style:name="RevisionHistory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RevisionHistory.A" style:family="table-column">
      <style:table-column-properties style:column-width="1.1875in"/>
    </style:style>
    <style:style style:name="RevisionHistory.B" style:family="table-column">
      <style:table-column-properties style:column-width="3.5625in"/>
    </style:style>
    <style:style style:name="RevisionHistory.C" style:family="table-column">
      <style:table-column-properties style:column-width="1.75in"/>
    </style:style>
    <style:style style:name="RevisionHistory.A1" style:family="table-cell">
      <style:table-cell-properties fo:padding="0.0382in" fo:border="0.05pt solid #808080"/>
    </style:style>
    <style:style style:name="RevisionHistory.A2" style:family="table-cell">
      <style:table-cell-properties fo:padding="0.0382in" fo:border-left="0.05pt solid #808080" fo:border-right="none" fo:border-top="none" fo:border-bottom="0.05pt solid #808080"/>
    </style:style>
    <style:style style:name="RevisionHistory.C2" style:family="table-cell">
      <style:table-cell-properties fo:padding="0.0382in" fo:border-left="0.05pt solid #808080" fo:border-right="0.05pt solid #808080" fo:border-top="none" fo:border-bottom="0.05pt solid #808080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text-properties officeooo:paragraph-rsid="004ec06d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  <style:text-properties officeooo:rsid="004ec06d" officeooo:paragraph-rsid="004ec06d"/>
    </style:style>
    <style:style style:name="P8" style:family="paragraph" style:parent-style-name="Table_20_Contents">
      <style:paragraph-properties text:number-lines="false" text:line-number="0"/>
      <style:text-properties officeooo:rsid="004ec06d" officeooo:paragraph-rsid="004ec06d"/>
    </style:style>
    <style:style style:name="P9" style:family="paragraph" style:parent-style-name="Table_20_Contents">
      <style:text-properties officeooo:paragraph-rsid="005833d2"/>
    </style:style>
    <style:style style:name="P10" style:family="paragraph" style:parent-style-name="Table_20_Contents">
      <style:paragraph-properties fo:text-align="end" style:justify-single-word="false"/>
      <style:text-properties officeooo:rsid="005cc00a" officeooo:paragraph-rsid="005cc00a"/>
    </style:style>
    <style:style style:name="P11" style:family="paragraph" style:parent-style-name="Table_20_Contents">
      <style:paragraph-properties fo:text-align="end" style:justify-single-word="false"/>
      <style:text-properties officeooo:rsid="0061d102" officeooo:paragraph-rsid="0061d102"/>
    </style:style>
    <style:style style:name="P12" style:family="paragraph" style:parent-style-name="Table_20_Contents">
      <style:text-properties officeooo:rsid="0061d102" officeooo:paragraph-rsid="0061d102"/>
    </style:style>
    <style:style style:name="P13" style:family="paragraph" style:parent-style-name="Table_20_Contents">
      <style:paragraph-properties fo:text-align="end" style:justify-single-word="false"/>
      <style:text-properties officeooo:rsid="006a0d19" officeooo:paragraph-rsid="006a0d19"/>
    </style:style>
    <style:style style:name="P14" style:family="paragraph" style:parent-style-name="Table_20_Contents">
      <style:text-properties officeooo:rsid="006a0d19" officeooo:paragraph-rsid="006a0d19"/>
    </style:style>
    <style:style style:name="P15" style:family="paragraph" style:parent-style-name="Table_20_Contents">
      <style:paragraph-properties text:number-lines="false" text:line-number="0"/>
    </style:style>
    <style:style style:name="P16" style:family="paragraph" style:parent-style-name="Table_20_Contents">
      <style:paragraph-properties text:number-lines="false" text:line-number="0"/>
      <style:text-properties officeooo:paragraph-rsid="0061d102"/>
    </style:style>
    <style:style style:name="P17" style:family="paragraph" style:parent-style-name="Table_20_Contents">
      <style:paragraph-properties text:number-lines="false" text:line-number="0"/>
      <style:text-properties officeooo:paragraph-rsid="006a0d19"/>
    </style:style>
    <style:style style:name="P18" style:family="paragraph" style:parent-style-name="Text_20_body">
      <style:text-properties officeooo:rsid="0017bcbd" officeooo:paragraph-rsid="0017bcbd"/>
    </style:style>
    <style:style style:name="P19" style:family="paragraph" style:parent-style-name="Text_20_body">
      <style:text-properties officeooo:rsid="005d49fd" officeooo:paragraph-rsid="001bee3e"/>
    </style:style>
    <style:style style:name="P20" style:family="paragraph" style:parent-style-name="Text_20_body">
      <style:text-properties officeooo:rsid="002a6a5e" officeooo:paragraph-rsid="002a6a5e"/>
    </style:style>
    <style:style style:name="P21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4" style:family="paragraph" style:parent-style-name="Subtitle">
      <style:text-properties style:font-name="D050000L" officeooo:rsid="0076a6d0"/>
    </style:style>
    <style:style style:name="P25" style:family="paragraph" style:parent-style-name="Text_20_body">
      <style:text-properties style:font-name="D050000L" officeooo:rsid="0076a6d0"/>
    </style:style>
    <style:style style:name="P26" style:family="paragraph" style:parent-style-name="Subtitle">
      <style:text-properties fo:font-style="normal" officeooo:rsid="0076a6d0" officeooo:paragraph-rsid="0076a6d0" style:font-style-asian="normal" style:font-style-complex="normal"/>
    </style:style>
    <style:style style:name="P27" style:family="paragraph" style:parent-style-name="Table_20_Contents">
      <style:paragraph-properties fo:text-align="end" style:justify-single-word="false"/>
      <style:text-properties officeooo:rsid="0076a6d0" officeooo:paragraph-rsid="0076a6d0"/>
    </style:style>
    <style:style style:name="P28" style:family="paragraph" style:parent-style-name="Table_20_Contents">
      <style:text-properties officeooo:rsid="0076a6d0" officeooo:paragraph-rsid="0076a6d0"/>
    </style:style>
    <style:style style:name="P29" style:family="paragraph" style:parent-style-name="Text_20_body">
      <style:text-properties officeooo:rsid="0076a6d0" officeooo:paragraph-rsid="0076a6d0"/>
    </style:style>
    <style:style style:name="P30" style:family="paragraph" style:parent-style-name="Text_20_body">
      <style:text-properties officeooo:rsid="0077e5a4"/>
    </style:style>
    <style:style style:name="P31" style:family="paragraph" style:parent-style-name="Text_20_body">
      <style:text-properties officeooo:rsid="0077e5a4" officeooo:paragraph-rsid="0077e5a4"/>
    </style:style>
    <style:style style:name="P32" style:family="paragraph" style:parent-style-name="Text_20_body">
      <style:text-properties fo:font-weight="bold" officeooo:rsid="0079bd86" officeooo:paragraph-rsid="0079bd86" style:font-weight-asian="bold" style:font-weight-complex="bold"/>
    </style:style>
    <style:style style:name="P33" style:family="paragraph" style:parent-style-name="Text_20_body">
      <style:text-properties fo:font-weight="bold" style:font-weight-asian="bold" style:font-weight-complex="bold"/>
    </style:style>
    <style:style style:name="P34" style:family="paragraph" style:parent-style-name="Text_20_body">
      <style:text-properties fo:font-weight="bold" officeooo:rsid="0017bcbd" officeooo:paragraph-rsid="0017bcbd" style:font-weight-asian="bold" style:font-weight-complex="bold"/>
    </style:style>
    <style:style style:name="P35" style:family="paragraph" style:parent-style-name="Text_20_body">
      <style:text-properties fo:font-weight="bold" officeooo:rsid="007a0868" officeooo:paragraph-rsid="007a0868" style:font-weight-asian="bold" style:font-weight-complex="bold"/>
    </style:style>
    <style:style style:name="P36" style:family="paragraph" style:parent-style-name="Text_20_body">
      <style:text-properties officeooo:rsid="001c7c7f" officeooo:paragraph-rsid="001c7c7f"/>
    </style:style>
    <style:style style:name="P37" style:family="paragraph" style:parent-style-name="Table_20_Contents">
      <style:text-properties officeooo:rsid="0076a6d0" officeooo:paragraph-rsid="0076a6d0"/>
    </style:style>
    <style:style style:name="P38" style:family="paragraph" style:parent-style-name="Title" style:master-page-name="First_20_Page">
      <style:paragraph-properties style:page-number="auto"/>
    </style:style>
    <style:style style:name="P39" style:family="paragraph" style:parent-style-name="Heading_20_1" style:list-style-name=""/>
    <style:style style:name="P40" style:family="paragraph" style:parent-style-name="Heading_20_1">
      <style:paragraph-properties fo:break-before="page"/>
    </style:style>
    <style:style style:name="P41" style:family="paragraph" style:parent-style-name="Heading_20_2">
      <style:text-properties officeooo:rsid="0061d102" officeooo:paragraph-rsid="0061d102"/>
    </style:style>
    <style:style style:name="P42" style:family="paragraph" style:parent-style-name="Heading_20_2">
      <style:text-properties officeooo:rsid="002e6431" officeooo:paragraph-rsid="002e6431"/>
    </style:style>
    <style:style style:name="P43" style:family="paragraph" style:parent-style-name="Text_20_body">
      <style:text-properties fo:font-weight="bold" officeooo:rsid="007a0868" officeooo:paragraph-rsid="007a0868" style:font-weight-asian="bold" style:font-weight-complex="bold"/>
    </style:style>
    <style:style style:name="P44" style:family="paragraph" style:parent-style-name="Text_20_body">
      <style:text-properties fo:font-weight="bold" officeooo:rsid="007ba48e" officeooo:paragraph-rsid="007ba48e" style:font-weight-asian="bold" style:font-weight-complex="bold"/>
    </style:style>
    <style:style style:name="P45" style:family="paragraph" style:parent-style-name="Text_20_body">
      <style:text-properties officeooo:paragraph-rsid="0061d102"/>
    </style:style>
    <style:style style:name="P46" style:family="paragraph" style:parent-style-name="Text_20_body">
      <style:text-properties officeooo:paragraph-rsid="001bee3e"/>
    </style:style>
    <style:style style:name="P47" style:family="paragraph" style:parent-style-name="Text_20_body">
      <style:text-properties officeooo:rsid="007ba48e" officeooo:paragraph-rsid="007ba48e"/>
    </style:style>
    <style:style style:name="P48" style:family="paragraph" style:parent-style-name="Text_20_body">
      <style:text-properties officeooo:rsid="002a6a5e" officeooo:paragraph-rsid="002a6a5e"/>
    </style:style>
    <style:style style:name="P49" style:family="paragraph" style:parent-style-name="Text_20_body">
      <style:text-properties officeooo:rsid="007ca901" officeooo:paragraph-rsid="007ca901"/>
    </style:style>
    <style:style style:name="P50" style:family="paragraph" style:parent-style-name="Text_20_body">
      <style:text-properties officeooo:rsid="002e6431" officeooo:paragraph-rsid="002e6431"/>
    </style:style>
    <style:style style:name="P51" style:family="paragraph" style:parent-style-name="Text_20_body">
      <style:text-properties officeooo:paragraph-rsid="002e6431"/>
    </style:style>
    <style:style style:name="P52" style:family="paragraph" style:parent-style-name="Text_20_body">
      <style:text-properties officeooo:rsid="007e5dac" officeooo:paragraph-rsid="007e5dac"/>
    </style:style>
    <style:style style:name="T1" style:family="text">
      <style:text-properties officeooo:rsid="0076a6d0"/>
    </style:style>
    <style:style style:name="T2" style:family="text">
      <style:text-properties fo:font-variant="normal" fo:text-transform="none" officeooo:rsid="0076a6d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e6431" style:font-weight-asian="bold" style:font-weight-complex="bold"/>
    </style:style>
    <style:style style:name="T5" style:family="text">
      <style:text-properties officeooo:rsid="003b2711"/>
    </style:style>
    <style:style style:name="T6" style:family="text">
      <style:text-properties officeooo:rsid="004d5a90"/>
    </style:style>
    <style:style style:name="T7" style:family="text">
      <style:text-properties officeooo:rsid="004f804f"/>
    </style:style>
    <style:style style:name="T8" style:family="text">
      <style:text-properties fo:font-size="10pt" officeooo:rsid="006ec900"/>
    </style:style>
    <style:style style:name="T9" style:family="text">
      <style:text-properties fo:font-size="10pt" fo:font-weight="bold" officeooo:rsid="006ec900" style:font-weight-asian="bold" style:font-weight-complex="bold"/>
    </style:style>
    <style:style style:name="T10" style:family="text">
      <style:text-properties officeooo:rsid="0079bd8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7a0868" style:font-weight-asian="normal" style:font-weight-complex="normal"/>
    </style:style>
    <style:style style:name="T13" style:family="text">
      <style:text-properties fo:font-weight="normal" officeooo:rsid="007ba48e" style:font-weight-asian="normal" style:font-weight-complex="normal"/>
    </style:style>
    <style:style style:name="T14" style:family="text">
      <style:text-properties officeooo:rsid="007a0868"/>
    </style:style>
    <style:style style:name="T15" style:family="text">
      <style:text-properties officeooo:rsid="007ba48e"/>
    </style:style>
    <style:style style:name="T16" style:family="text">
      <style:text-properties officeooo:rsid="005d49fd"/>
    </style:style>
    <style:style style:name="T17" style:family="text">
      <style:text-properties officeooo:rsid="002e6431"/>
    </style:style>
    <style:style style:name="T18" style:family="text">
      <style:text-properties officeooo:rsid="007e5dac"/>
    </style:style>
    <style:style style:name="T19" style:family="text"/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Title"><text:title>Product Requirements Document</text:title></text:p>
      <text:p text:style-name="P26">Password Manager</text:p>
      <text:p text:style-name="P3"/>
      <text:p text:style-name="P4">Version <text:span text:style-name="T1">1.0.0</text:span></text:p>
      <text:p text:style-name="P4">Last modified on <text:span text:style-name="T2">20.12.2023</text:span></text:p>
      <text:p text:style-name="P4">Number of pages <text:page-count>6</text:page-count></text:p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row>
          <table:table-cell table:style-name="RevisionHistory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Table_20_Heading">Date</text:p>
          </table:table-cell>
          <table:table-cell table:style-name="RevisionHistory.A2" office:value-type="string">
            <text:p text:style-name="Table_20_Heading">Description</text:p>
          </table:table-cell>
          <table:table-cell table:style-name="RevisionHistory.C2" office:value-type="string">
            <text:p text:style-name="Table_20_Heading">Author(s)</text:p>
          </table:table-cell>
        </table:table-row>
        <table:table-row>
          <table:table-cell table:style-name="RevisionHistory.A2" office:value-type="string">
            <text:p text:style-name="P27">20.12.2023</text:p>
          </table:table-cell>
          <table:table-cell table:style-name="RevisionHistory.A2" office:value-type="string">
            <text:p text:style-name="P28">PRD for Password Manager</text:p>
          </table:table-cell>
          <table:table-cell table:style-name="RevisionHistory.C2" office:value-type="string">
            <text:p text:style-name="P28">Luiza Yerknapeshyan</text:p>
          </table:table-cell>
        </table:table-row>
        <table:table-row>
          <table:table-cell table:style-name="RevisionHistory.A2" office:value-type="string">
            <text:p text:style-name="P6"/>
          </table:table-cell>
          <table:table-cell table:style-name="RevisionHistory.A2" office:value-type="string">
            <text:p text:style-name="Table_20_Contents"/>
          </table:table-cell>
          <table:table-cell table:style-name="RevisionHistory.C2" office:value-type="string">
            <text:p text:style-name="Table_20_Contents"><text:a xlink:type="simple" xlink:href="mailto:ruben_osipyan@instigatedesign.com" text:style-name="Internet_20_link" text:visited-style-name="Visited_20_Internet_20_Link"/></text:p>
          </table:table-cell>
        </table:table-row>
        <table:table-row>
          <table:table-cell table:style-name="RevisionHistory.A2" office:value-type="string">
            <text:p text:style-name="P6"/>
          </table:table-cell>
          <table:table-cell table:style-name="RevisionHistory.A2" office:value-type="string">
            <text:p text:style-name="Table_20_Contents"/>
          </table:table-cell>
          <table:table-cell table:style-name="RevisionHistory.C2" office:value-type="string">
            <text:p text:style-name="Table_20_Contents"><text:a xlink:type="simple" xlink:href="mailto:emma_zakaryan@instigatedesign.com" text:style-name="Internet_20_link" text:visited-style-name="Visited_20_Internet_20_Link"/></text:p>
          </table:table-cell>
        </table:table-row>
        <table:table-row>
          <table:table-cell table:style-name="RevisionHistory.A2" office:value-type="string">
            <text:p text:style-name="P6"/>
          </table:table-cell>
          <table:table-cell table:style-name="RevisionHistory.A2" office:value-type="string">
            <text:p text:style-name="Table_20_Contents"/>
          </table:table-cell>
          <table:table-cell table:style-name="RevisionHistory.C2" office:value-type="string">
            <text:p text:style-name="Table_20_Contents"><text:a xlink:type="simple" xlink:href="mailto:arman@instigatedesign.com" text:style-name="Internet_20_link" text:visited-style-name="Visited_20_Internet_20_Link"/></text:p>
          </table:table-cell>
        </table:table-row>
        <table:table-row>
          <table:table-cell table:style-name="RevisionHistory.A2" office:value-type="string">
            <text:p text:style-name="P6"/>
          </table:table-cell>
          <table:table-cell table:style-name="RevisionHistory.A2" office:value-type="string">
            <text:p text:style-name="Table_20_Contents"/>
          </table:table-cell>
          <table:table-cell table:style-name="RevisionHistory.C2" office:value-type="string">
            <text:p text:style-name="P15"><text:a xlink:type="simple" xlink:href="mailto:syuzanna_babayan@instigatedesign.com?subject=Regarding%20the%20Product%20%20Requirements%20Document%20template" text:style-name="Internet_20_link" text:visited-style-name="Visited_20_Internet_20_Link"/></text:p>
          </table:table-cell>
        </table:table-row>
        <table:table-row>
          <table:table-cell table:style-name="RevisionHistory.A2" office:value-type="string">
            <text:p text:style-name="P6"/>
          </table:table-cell>
          <table:table-cell table:style-name="RevisionHistory.A2" office:value-type="string">
            <text:p text:style-name="Table_20_Contents"/>
          </table:table-cell>
          <table:table-cell table:style-name="RevisionHistory.C2" office:value-type="string">
            <text:p text:style-name="P15"><text:a xlink:type="simple" xlink:href="mailto:syuzanna_babayan@instigatedesign.com?subject=Regarding%20the%20Product%20%20Requirements%20Document%20template" text:style-name="Internet_20_link" text:visited-style-name="Visited_20_Internet_20_Link"/></text:p>
          </table:table-cell>
        </table:table-row>
        <table:table-row>
          <table:table-cell table:style-name="RevisionHistory.A2" office:value-type="string">
            <text:p text:style-name="P6"/>
          </table:table-cell>
          <table:table-cell table:style-name="RevisionHistory.A2" office:value-type="string">
            <text:p text:style-name="Table_20_Contents"/>
          </table:table-cell>
          <table:table-cell table:style-name="RevisionHistory.C2" office:value-type="string">
            <text:p text:style-name="P15"><text:a xlink:type="simple" xlink:href="mailto:anna_davtyan@instigatedesign.com" text:style-name="Internet_20_link" text:visited-style-name="Visited_20_Internet_20_Link"/></text:p>
          </table:table-cell>
        </table:table-row>
        <table:table-row>
          <table:table-cell table:style-name="RevisionHistory.A2" office:value-type="string">
            <text:p text:style-name="P7"/>
          </table:table-cell>
          <table:table-cell table:style-name="RevisionHistory.A2" office:value-type="string">
            <text:p text:style-name="P5"/>
          </table:table-cell>
          <table:table-cell table:style-name="RevisionHistory.C2" office:value-type="string">
            <text:p text:style-name="P8"><text:a xlink:type="simple" xlink:href="mailto:anna_shahinyan@instigatedesign.com?subject=PRD%20Template" text:style-name="Internet_20_link" text:visited-style-name="Visited_20_Internet_20_Link"/></text:p>
          </table:table-cell>
        </table:table-row>
        <table:table-row>
          <table:table-cell table:style-name="RevisionHistory.A2" office:value-type="string">
            <text:p text:style-name="P7"/>
          </table:table-cell>
          <table:table-cell table:style-name="RevisionHistory.A2" office:value-type="string">
            <text:p text:style-name="P5"/>
          </table:table-cell>
          <table:table-cell table:style-name="RevisionHistory.C2" office:value-type="string">
            <text:p text:style-name="P8"><text:a xlink:type="simple" xlink:href="mailto:anna_shahinyan@instigatedesign.com?subject=PRD%20Template" text:style-name="Internet_20_link" text:visited-style-name="Visited_20_Internet_20_Link"/></text:p>
          </table:table-cell>
        </table:table-row>
        <table:table-row>
          <table:table-cell table:style-name="RevisionHistory.A2" office:value-type="string">
            <text:p text:style-name="P6"/>
          </table:table-cell>
          <table:table-cell table:style-name="RevisionHistory.A2" office:value-type="string">
            <text:p text:style-name="P9"/>
          </table:table-cell>
          <table:table-cell table:style-name="RevisionHistory.C2" office:value-type="string">
            <text:p text:style-name="P15"><text:a xlink:type="simple" xlink:href="mailto:syuzanna@instigateconsulting.com?subject=Regarding%20the%20Product%20%20Requirements%20Document%20template" text:style-name="Internet_20_link" text:visited-style-name="Visited_20_Internet_20_Link"/></text:p>
          </table:table-cell>
        </table:table-row>
        <table:table-row>
          <table:table-cell table:style-name="RevisionHistory.A2" office:value-type="string">
            <text:p text:style-name="P10"/>
          </table:table-cell>
          <table:table-cell table:style-name="RevisionHistory.A2" office:value-type="string">
            <text:p text:style-name="P9"/>
          </table:table-cell>
          <table:table-cell table:style-name="RevisionHistory.C2" office:value-type="string">
            <text:p text:style-name="P15"><text:a xlink:type="simple" xlink:href="mailto:aghavni@instigateconsulting.com?subject=Regarding%20the%20Product%20%20Requirements%20Document%20template" text:style-name="Internet_20_link" text:visited-style-name="Visited_20_Internet_20_Link"/></text:p>
          </table:table-cell>
        </table:table-row>
        <table:table-row>
          <table:table-cell table:style-name="RevisionHistory.A2" office:value-type="string">
            <text:p text:style-name="P11"/>
          </table:table-cell>
          <table:table-cell table:style-name="RevisionHistory.A2" office:value-type="string">
            <text:p text:style-name="P12"/>
          </table:table-cell>
          <table:table-cell table:style-name="RevisionHistory.C2" office:value-type="string">
            <text:p text:style-name="P16"><text:a xlink:type="simple" xlink:href="mailto:aghavni@instigateconsulting.com?subject=Regarding%20the%20Product%20%20Requirements%20Document%20template" text:style-name="Internet_20_link" text:visited-style-name="Visited_20_Internet_20_Link"/></text:p>
          </table:table-cell>
        </table:table-row>
        <table:table-row>
          <table:table-cell table:style-name="RevisionHistory.A2" office:value-type="string">
            <text:p text:style-name="P13"/>
          </table:table-cell>
          <table:table-cell table:style-name="RevisionHistory.A2" office:value-type="string">
            <text:p text:style-name="P14"/>
          </table:table-cell>
          <table:table-cell table:style-name="RevisionHistory.C2" office:value-type="string">
            <text:p text:style-name="P17"/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2">Table of Contents</text:p>
          </text:index-title>
          <text:p text:style-name="P23"><text:a xlink:type="simple" xlink:href="#__RefHeading__471_309689797" text:style-name="Index_20_Link" text:visited-style-name="Index_20_Link">1. <text:s/>Introduction<text:tab/>4</text:a></text:p>
          <text:p text:style-name="P21"><text:a xlink:type="simple" xlink:href="#__RefHeading__473_309689797" text:style-name="Index_20_Link" text:visited-style-name="Index_20_Link">1.1. <text:s/>Document Identifier<text:tab/>4</text:a></text:p>
          <text:p text:style-name="P21"><text:a xlink:type="simple" xlink:href="#__RefHeading__475_309689797" text:style-name="Index_20_Link" text:visited-style-name="Index_20_Link">1.2. <text:s/>Scope<text:tab/>4</text:a></text:p>
          <text:p text:style-name="P21"><text:a xlink:type="simple" xlink:href="#__RefHeading__477_309689797" text:style-name="Index_20_Link" text:visited-style-name="Index_20_Link">1.3. <text:s/>Definitions of terms and acronyms<text:tab/>4</text:a></text:p>
          <text:p text:style-name="P21"><text:a xlink:type="simple" xlink:href="#__RefHeading__479_309689797" text:style-name="Index_20_Link" text:visited-style-name="Index_20_Link">1.4. <text:s/>References<text:tab/>4</text:a></text:p>
          <text:p text:style-name="P21"><text:a xlink:type="simple" xlink:href="#__RefHeading__481_309689797" text:style-name="Index_20_Link" text:visited-style-name="Index_20_Link">1.5. <text:s/>Overview<text:tab/>4</text:a></text:p>
          <text:p text:style-name="P23"><text:a xlink:type="simple" xlink:href="#__RefHeading__483_309689797" text:style-name="Index_20_Link" text:visited-style-name="Index_20_Link">2. <text:s/>Requirements<text:tab/>5</text:a></text:p>
          <text:p text:style-name="P21"><text:a xlink:type="simple" xlink:href="#__RefHeading__485_309689797" text:style-name="Index_20_Link" text:visited-style-name="Index_20_Link">2.1. <text:s/>Functional Requirements<text:tab/>5</text:a></text:p>
          <text:p text:style-name="P21"><text:a xlink:type="simple" xlink:href="#__RefHeading__487_309689797" text:style-name="Index_20_Link" text:visited-style-name="Index_20_Link">2.2. <text:s/>Platform Requirements<text:tab/>5</text:a></text:p>
          <text:p text:style-name="P21"><text:a xlink:type="simple" xlink:href="#__RefHeading__489_309689797" text:style-name="Index_20_Link" text:visited-style-name="Index_20_Link">2.3. <text:s/>Implementation Requirements<text:tab/>5</text:a></text:p>
          <text:p text:style-name="P21"><text:a xlink:type="simple" xlink:href="#__RefHeading__491_309689797" text:style-name="Index_20_Link" text:visited-style-name="Index_20_Link">2.4. <text:s/>Performance Requirements<text:tab/>5</text:a></text:p>
          <text:p text:style-name="P21"><text:a xlink:type="simple" xlink:href="#__RefHeading__493_309689797" text:style-name="Index_20_Link" text:visited-style-name="Index_20_Link">2.5. <text:s/>Verification Requirements<text:tab/>5</text:a></text:p>
          <text:p text:style-name="P21"><text:a xlink:type="simple" xlink:href="#__RefHeading__495_309689797" text:style-name="Index_20_Link" text:visited-style-name="Index_20_Link">2.6. <text:s/>Documentation Requirements<text:tab/>5</text:a></text:p>
          <text:p text:style-name="P21"><text:a xlink:type="simple" xlink:href="#__RefHeading___Toc16525_3158650180" text:style-name="Index_20_Link" text:visited-style-name="Index_20_Link">2.7. <text:s/>Other Requirements<text:tab/>5</text:a></text:p>
          <text:p text:style-name="P23"><text:a xlink:type="simple" xlink:href="#__RefHeading__497_309689797" text:style-name="Index_20_Link" text:visited-style-name="Index_20_Link">3. <text:s/>Project Management<text:tab/>6</text:a></text:p>
          <text:p text:style-name="P21"><text:a xlink:type="simple" xlink:href="#__RefHeading__501_309689797" text:style-name="Index_20_Link" text:visited-style-name="Index_20_Link">3.1. <text:s/>Dependencies, Assumptions, Risks<text:tab/>6</text:a></text:p>
          <text:p text:style-name="P21"><text:a xlink:type="simple" xlink:href="#__RefHeading__503_309689797" text:style-name="Index_20_Link" text:visited-style-name="Index_20_Link">3.2. <text:s/>Schedule and Effort Estimations<text:tab/>6</text:a></text:p>
          <text:p text:style-name="P21"><text:a xlink:type="simple" xlink:href="#__RefHeading___Toc2729_1321158722" text:style-name="Index_20_Link" text:visited-style-name="Index_20_Link">3.3. <text:s/>Acceptance Criteria<text:tab/>6</text:a></text:p>
          <text:p text:style-name="P21"><text:a xlink:type="simple" xlink:href="#__RefHeading__505_309689797" text:style-name="Index_20_Link" text:visited-style-name="Index_20_Link">3.4. <text:s/>Level 2 subtitle<text:tab/>6</text:a></text:p>
        </text:index-body>
      </text:table-of-content>
      <text:p text:style-name="Text_20_body"/>
      <text:h text:style-name="P39" text:outline-level="1"/>
      <text:h text:style-name="P40" text:outline-level="1"><text:bookmark-start text:name="__RefHeading__471_309689797"/>Introduction<text:bookmark-end text:name="__RefHeading__471_309689797"/></text:h>
      <text:h text:style-name="Heading_20_2" text:outline-level="2"><text:bookmark-start text:name="__RefHeading__473_309689797"/>Document <text:span text:style-name="T7">I</text:span>dentifier<text:bookmark-end text:name="__RefHeading__473_309689797"/></text:h>
      <text:p text:style-name="P29">This is a product requirements document for a password manager app. This document contains a description of the document, it’s requirements and information about the project management.</text:p>
      <text:h text:style-name="Heading_20_2" text:outline-level="2"><text:bookmark-start text:name="__RefHeading__475_309689797"/>Scope<text:bookmark-end text:name="__RefHeading__475_309689797"/></text:h>
      <text:p text:style-name="Text_20_body"><text:bookmark-ref text:reference-format="text" text:ref-name="__RefHeading__471_309689797">Introduction</text:bookmark-ref><text:s/>section provides overview of the document content as well as the brief description of the project requirements. Section <text:bookmark-ref text:reference-format="text" text:ref-name="__RefHeading__477_309689797">Definitions of terms and acronyms</text:bookmark-ref><text:s text:c="3"/>includes description of all the terms and acronyms used in the document. Section <text:bookmark-ref text:reference-format="text" text:ref-name="__RefHeading__479_309689797">References</text:bookmark-ref><text:s/>has links to the documentation and sources used to build this document. <text:bookmark-ref text:reference-format="text" text:ref-name="__RefHeading__481_309689797">Overview</text:bookmark-ref><text:s/>Section briefly describes the requirements and purpose of the project. All the requirements are described in subsections of <text:bookmark-ref text:reference-format="text" text:ref-name="__RefHeading__483_309689797">Requirements</text:bookmark-ref><text:s/>section. The features that the project should support are described in section <text:bookmark-ref text:reference-format="text" text:ref-name="__RefHeading__485_309689797">Functional Requirements</text:bookmark-ref>. <text:bookmark-ref text:reference-format="text" text:ref-name="__RefHeading__487_309689797">Platform Requirements</text:bookmark-ref><text:s/>specifies all the hardware and software requirements of the project, including hardware models and operating system versions. <text:bookmark-ref text:reference-format="text" text:ref-name="__RefHeading__489_309689797">Implementation Requirements</text:bookmark-ref><text:s/>section includes requirements on the tools, libraries, applications, programming languages. <text:bookmark-ref text:reference-format="text" text:ref-name="__RefHeading__491_309689797">Performance Requirements</text:bookmark-ref><text:s/>section contains information of the performance of the developed product, in particular run-time of the applications developed for the project. The methods used to verify the project are specified in <text:bookmark-ref text:reference-format="text" text:ref-name="__RefHeading__493_309689797">Verification Requirements</text:bookmark-ref><text:s/>section. <text:bookmark-ref text:reference-format="text" text:ref-name="__RefHeading__495_309689797">Documentation Requirements</text:bookmark-ref><text:s/>project lists all the documents that should be created for the project. <text:bookmark-ref text:reference-format="text" text:ref-name="__RefHeading__497_309689797">Project Management</text:bookmark-ref><text:s/>section includes <text:bookmark-ref text:reference-format="text" text:ref-name="__RefHeading__501_309689797">Dependencies, Assumptions, Risks</text:bookmark-ref><text:s/>and <text:bookmark-ref text:reference-format="text" text:ref-name="__RefHeading__503_309689797">Schedule and Effort Estimations</text:bookmark-ref><text:s/>sections which describe the project state and estimations with consideration of the dependencies and risks.</text:p>
      <text:h text:style-name="Heading_20_2" text:outline-level="2"><text:bookmark-start text:name="__RefHeading__477_309689797"/>Definitions of terms and acronyms<text:bookmark-end text:name="__RefHeading__477_309689797"/></text:h>
      <text:p text:style-name="P52">GUI – Graphical user interface, a visual display of an application where a user can interact with the application using menus, buttons, input fields, etc.</text:p>
      <text:p text:style-name="P52">GTK – Graphical Toolkit, an open-source cross-platform toolkit for GUI creation.</text:p>
      <text:p text:style-name="P52">RAM – Random-access memory, a type of computer memory which stores working data and compiled machine code.</text:p>
      <text:p text:style-name="P52">XOR – Exclusive OR, is true if and only if the compared inputs differ.</text:p>
      <text:h text:style-name="Heading_20_2" text:outline-level="2"><text:bookmark-start text:name="__RefHeading__479_309689797"/>References<text:bookmark-end text:name="__RefHeading__479_309689797"/></text:h>
      <text:p text:style-name="P30"><text:a xlink:type="simple" xlink:href="https://docs.gtk.org/gtk3/" text:style-name="Internet_20_link" text:visited-style-name="Visited_20_Internet_20_Link">GTK-3</text:a> – <text:span text:style-name="T18">The documentation of GTK version 3.</text:span></text:p>
      <text:h text:style-name="Heading_20_2" text:outline-level="2"><text:bookmark-start text:name="__RefHeading__481_309689797"/>Overview<text:bookmark-end text:name="__RefHeading__481_309689797"/></text:h>
      <text:p text:style-name="P31">The Password Manager provides authentication, registration, password generation, and secure storage of user credentials. It utilizes GTK for the graphical interface and incorporates XOR encryption for data security.</text:p>
      <text:h text:style-name="Heading_20_1" text:outline-level="1"><text:bookmark-start text:name="__RefHeading__483_309689797"/>Requirements<text:bookmark-end text:name="__RefHeading__483_309689797"/></text:h>
      <text:h text:style-name="Heading_20_2" text:outline-level="2"><text:bookmark-start text:name="__RefHeading__485_309689797"/>Functional Requirements<text:bookmark-end text:name="__RefHeading__485_309689797"/></text:h>
      <text:p text:style-name="Text_20_body">2.1.1 Authentication: Users can authenticate using a valid username and password.</text:p>
      <text:p text:style-name="Text_20_body">2.1.2 Registration: New users can register by providing a username and password.</text:p>
      <text:p text:style-name="Text_20_body"><text:soft-page-break/>2.1.3 Password Storage: Authenticated users can view, add, and manage stored passwords.</text:p>
      <text:p text:style-name="Text_20_body">2.1.4 Password Generation: Users can generate strong passwords.</text:p>
      <text:h text:style-name="Heading_20_2" text:outline-level="2"><text:bookmark-start text:name="__RefHeading__487_309689797"/>Platform Requirements<text:bookmark-end text:name="__RefHeading__487_309689797"/></text:h>
      <text:p text:style-name="P32">Minimum Hardware Requirements:</text:p>
      <text:p text:style-name="Text_20_body"><text:span text:style-name="T3"><text:tab/>Processor (CPU):</text:span> Dual-core processor or equivalent.</text:p>
      <text:p text:style-name="Text_20_body"><text:span text:style-name="T3"><text:tab/>RAM:</text:span> 2 GB of RAM.</text:p>
      <text:p text:style-name="Text_20_body"><text:span text:style-name="T3"><text:tab/>Storage:</text:span> 50 MB of free disk space for the application and storage of credentials.</text:p>
      <text:p text:style-name="Text_20_body"/>
      <text:p text:style-name="P33">Recommended Hardware Requirements:</text:p>
      <text:p text:style-name="Text_20_body"><text:tab/><text:span text:style-name="T3">Processor (CPU):</text:span> Quad-core processor or higher.</text:p>
      <text:p text:style-name="Text_20_body"><text:tab/><text:span text:style-name="T3">RAM:</text:span> 4 GB or more for improved performance, especially when working with larger sets of credentials.</text:p>
      <text:p text:style-name="Text_20_body"><text:tab/><text:span text:style-name="T3">Storage:</text:span> 100 MB of free disk space for the application and storage of credentials.</text:p>
      <text:p text:style-name="Text_20_body"/>
      <text:p text:style-name="P32">Supported operating systems:</text:p>
      <text:p text:style-name="P32"><text:tab/><text:span text:style-name="T11">Ubuntu 14.0</text:span><text:span text:style-name="T12">4 </text:span><text:span text:style-name="T11">or higher </text:span></text:p>
      <text:h text:style-name="Heading_20_2" text:outline-level="2"><text:bookmark-start text:name="__RefHeading__489_309689797"/>Implementation Requirements<text:bookmark-end text:name="__RefHeading__489_309689797"/></text:h>
      <text:p text:style-name="P34"><text:span text:style-name="T10">2.</text:span>3.1 Coding Style:</text:p>
      <text:p text:style-name="P18">Adhere to a consistent coding style throughout the project. Recommended styles include:</text:p>
      <text:p text:style-name="P18">Indentation: Use a consistent number of spaces or tabs for indentation.</text:p>
      <text:p text:style-name="P18">Naming Conventions: Follow a clear and consistent naming convention for variables, functions, and other identifiers.</text:p>
      <text:p text:style-name="P18"/>
      <text:p text:style-name="P34"><text:span text:style-name="T10">2.</text:span>3.2 Coding Standards:</text:p>
      <text:p text:style-name="P18">Follow the guidelines outlined by the C Standard (e.g., ISO/IEC 9899).</text:p>
      <text:p text:style-name="P18">Adhere to best practices for secure coding, especially in handling sensitive data like passwords.</text:p>
      <text:p text:style-name="P18">Ensure proper error handling and logging.</text:p>
      <text:h text:style-name="Heading_20_2" text:outline-level="2"><text:bookmark-start text:name="__RefHeading__491_309689797"/>Performance Requirements<text:bookmark-end text:name="__RefHeading__491_309689797"/></text:h>
      <text:p text:style-name="P36">The program has to be lightweight and be able to run on most <text:span text:style-name="T14">modern </text:span>computers. <text:span text:style-name="T14">The resources used should be in the given range:</text:span></text:p>
      <text:p text:style-name="P35">RAM: <text:span text:style-name="T11">Should operate on computes with 2-4GB of RAM.</text:span></text:p>
      <text:p text:style-name="P35">CPU: <text:span text:style-name="T13">Should not be computationally intensive. Dual-core processors should be sufficient to run the program.</text:span></text:p>
      <text:p text:style-name="P44">Disk space:<text:span text:style-name="T11"> Should use no more than 100MB of disk space.</text:span></text:p>
      <text:h text:style-name="Heading_20_2" text:outline-level="2"><text:bookmark-start text:name="__RefHeading__493_309689797"/>Verification Requirements<text:bookmark-end text:name="__RefHeading__493_309689797"/></text:h>
      <text:p text:style-name="P46"><text:span text:style-name="T16">The </text:span><text:span text:style-name="T15">project</text:span><text:span text:style-name="T16"> should be verified </text:span><text:span text:style-name="T5">for all the supported platforms. The tests should be run manually as no automation is possible. </text:span>Conduct unit tests for authentication, registration, and encryption functions. Validate the application through user acceptance testing.</text:p>
      <text:p text:style-name="P19"/>
      <text:h text:style-name="Heading_20_2" text:outline-level="2"><text:bookmark-start text:name="__RefHeading__495_309689797"/><text:soft-page-break/>Documentation Requirements<text:bookmark-end text:name="__RefHeading__495_309689797"/></text:h>
      <text:p text:style-name="P47">The project should include a README file where the purpose of the application as well as its usage is described. As the program is open-source, it should include a guide on how to make the program editable.</text:p>
      <text:h text:style-name="P41" text:outline-level="2"><text:bookmark-start text:name="__RefHeading___Toc16525_3158650180"/>Other Requirements<text:bookmark-end text:name="__RefHeading___Toc16525_3158650180"/></text:h>
      <text:p text:style-name="P45"><text:span text:style-name="T9">Future Enhancements: </text:span><text:span text:style-name="T8">Allow for future features like two-factor authentication and cloud integration.</text:span></text:p>
      <text:h text:style-name="Heading_20_1" text:outline-level="1"><text:bookmark-start text:name="__RefHeading__497_309689797"/>Project Management<text:bookmark-end text:name="__RefHeading__497_309689797"/></text:h>
      <text:h text:style-name="Heading_20_2" text:outline-level="2"><text:bookmark-start text:name="__RefHeading__501_309689797"/>Dependencies, Assumptions, Risks<text:bookmark-end text:name="__RefHeading__501_309689797"/></text:h>
      <text:p text:style-name="P20">3.1.1 Dependencies: Relies on GTK library and C Standard Library.</text:p>
      <text:p text:style-name="P20">3.1.2 Assumptions: Users have a basic understanding of password management principles.</text:p>
      <text:p text:style-name="P20">3.1.3 Risks: Security vulnerabilities may pose a risk. <text:s/></text:p>
      <text:h text:style-name="Heading_20_2" text:outline-level="2"><text:bookmark-start text:name="__RefHeading__503_309689797"/>Schedule and Effort Estimations<text:bookmark-end text:name="__RefHeading__503_309689797"/></text:h>
      <text:p text:style-name="P49">Below is the roadmap of the program: each stage includes the estimated completion time.</text:p>
      <text:p text:style-name="P49">3.2.1 Brainstorming: 22.10.2023</text:p>
      <text:p text:style-name="P49">3.2.2 Preliminary research: 01.11.2023</text:p>
      <text:p text:style-name="P49">3.2.3 Development: 05.12.2023</text:p>
      <text:p text:style-name="P49">3.2.4 Testing: 10.12.2023</text:p>
      <text:p text:style-name="P49"/>
      <text:p text:style-name="P49">The program has 1 developer and tester, so the estimated effort is 8 weeks of development with a moderate workload (1 hour per day on average).</text:p>
      <text:h text:style-name="P42" text:outline-level="2"><text:bookmark-start text:name="__RefHeading___Toc2729_1321158722"/>Acceptance <text:span text:style-name="T6">C</text:span>riteria<text:bookmark-end text:name="__RefHeading___Toc2729_1321158722"/></text:h>
      <text:p text:style-name="P50"><text:span text:style-name="T3">Successful Authentication:</text:span> Users can log in with valid credentials.</text:p>
      <text:p text:style-name="P51"><text:span text:style-name="T4">Secure Password Storage:</text:span><text:span text:style-name="T17"> Passwords are stored securely, and encryption/decryption processes work as intend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050000L" svg:font-family="D050000L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tarSymbol" svg:font-family="Star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loext:opacity="0%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style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style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style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style:contextual-spacing="false" fo:background-color="transparent" style:shadow="none">
        <style:tab-stops/>
      </style:paragraph-properties>
      <style:text-properties fo:color="#800000" loext:opacity="100%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fo:line-height="100%" fo:padding="0.0398in" fo:border-left="none" fo:border-right="none" fo:border-top="none" fo:border-bottom="0.06pt solid #4c4c4c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loext:opacity="100%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style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loext:opacity="100%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style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style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style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style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style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style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style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style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style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referece" style:display-name="Text body numbering referece" style:family="paragraph" style:parent-style-name="Text_20_body" style:list-style-name="Numbering_20_2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 " style:num-suffix=". " style:num-format="1">
        <style:list-level-properties/>
      </text:outline-level-style>
      <text:outline-level-style text:level="2" loext:num-list-format="%1%.%2%. " style:num-suffix=". " style:num-format="1" text:display-levels="2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[%2%]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[%3%]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[%4%]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[%5%]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[%6%]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[%7%]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[%8%]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[%9%]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[%10%]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 </number:text>
      <number:month number:textual="true"/>
      <number:text> </number:text>
      <number:year number:style="long"/>
    </number:date-style>
    <number:date-style style:name="N10121" number:language="en" number:country="US">
      <number:day number:style="long"/>
      <number:text> </number:text>
      <number:month number:textual="true"/>
      <number:text> </number:text>
      <number:year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officeooo:rsid="0076a6d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="none" fo:padding="0in" style:shadow="none" style:dynamic-spacing="false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itle>Product Requirements Document</text:title><text:tab/><text:tab/>Version: <text:span text:style-name="MT1">1.0.0</text:span></text:p>
      </style:header>
      <style:footer>
        <text:p text:style-name="MP2"/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Product Requirements Document</dc:title>
    <dc:description>This is a product requirements document (prd) template.</dc:description>
    <meta:creation-date>2023-12-18T11:50:01.817588347</meta:creation-date>
    <dc:language>en-US</dc:language>
    <meta:editing-cycles>6</meta:editing-cycles>
    <meta:editing-duration>PT14M16S</meta:editing-duration>
    <dc:subject>&lt;Project Name&gt;</dc:subject>
    <dc:date>2023-12-20T22:50:02.701894026</dc:date>
    <meta:document-statistic meta:table-count="1" meta:image-count="0" meta:object-count="0" meta:page-count="6" meta:paragraph-count="99" meta:word-count="925" meta:character-count="6484" meta:non-whitespace-character-count="5621"/>
    <meta:user-defined meta:name="Version">1.6.0</meta:user-defined>
  </office:meta>
</office:document-meta>
</file>